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Symbol2" svg:font-family="Symbol" style:font-adornments="Обычный" style:font-charset="x-symbol"/>
    <style:font-face style:name="Arial2" svg:font-family="Arial" style:font-pitch="variable" style:font-charset="x-symbol"/>
    <style:font-face style:name="Mangal2" svg:font-family="Mangal" style:font-pitch="variable" style:font-charset="x-symbol"/>
    <style:font-face style:name="Microsoft YaHei2" svg:font-family="'Microsoft YaHei'" style:font-pitch="variable" style:font-charset="x-symbol"/>
    <style:font-face style:name="Symbol" svg:font-family="Symbol" style:font-pitch="variable" style:font-charset="x-symbol"/>
    <style:font-face style:name="Arial1" svg:font-family="Arial" style:font-family-generic="roman" style:font-pitch="variable" style:font-charset="x-symbol"/>
    <style:font-face style:name="Mangal1" svg:font-family="Mangal" style:font-family-generic="system" style:font-pitch="variable" style:font-charset="x-symbol"/>
    <style:font-face style:name="Microsoft YaHei1" svg:font-family="'Microsoft YaHei'" style:font-family-generic="system" style:font-pitch="variable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measure" style:list-style-name="L1">
      <style:graphic-properties draw:line-distance="2.385cm" draw:placing="below"/>
    </style:style>
    <style:style style:name="gr3" style:family="graphic" style:parent-style-name="measure" style:list-style-name="L1">
      <style:graphic-properties draw:line-distance="2.158cm" draw:placing="below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9cm" fo:min-width="0cm"/>
    </style:style>
    <style:style style:name="gr5" style:family="graphic" style:parent-style-name="objectwithoutfill">
      <style:graphic-properties draw:marker-start="Arrow_20_concave" draw:marker-end="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1cm" fo:min-width="0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draw:marker-end="Arrow_20_concave" draw:marker-end-width="0.2cm" draw:fill="none" draw:textarea-vertical-align="middle"/>
    </style:style>
    <style:style style:name="gr10" style:family="graphic" style:parent-style-name="objectwithoutfill">
      <style:graphic-properties draw:marker-start="Arrow_20_concave" draw:marker-end="Arrow_20_concave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" fo:font-size="16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-0.992cm" fo:margin-right="1cm" fo:text-indent="1cm"/>
      <style:text-properties fo:font-size="16pt" style:font-size-asian="16pt" style:font-size-complex="16pt"/>
    </style:style>
    <style:style style:name="P4" style:family="paragraph">
      <style:paragraph-properties fo:margin-left="0cm" fo:margin-right="1cm" fo:text-align="center" fo:text-indent="1cm"/>
    </style:style>
    <style:style style:name="P5" style:family="paragraph">
      <style:paragraph-properties fo:margin-left="0cm" fo:margin-right="1cm" fo:text-indent="1cm"/>
      <style:text-properties fo:font-size="16pt" style:font-size-asian="16pt" style:font-size-complex="16pt"/>
    </style:style>
    <style:style style:name="P6" style:family="paragraph">
      <style:paragraph-properties fo:margin-left="-0.992cm" fo:margin-right="1cm" fo:text-indent="1cm"/>
      <style:text-properties fo:font-size="16pt"/>
    </style:style>
    <style:style style:name="P7" style:family="paragraph">
      <style:paragraph-properties fo:margin-left="-0.992cm" fo:margin-right="1cm" fo:text-indent="1cm"/>
      <style:text-properties fo:font-size="16pt" style:font-size-asian="12pt" style:font-size-complex="12pt"/>
    </style:style>
    <style:style style:name="T1" style:family="text">
      <style:text-properties style:use-window-font-color="true" style:text-outline="false" style:text-line-through-style="none" style:font-name="Arial" fo:font-style="normal" fo:text-shadow="none" style:text-underline-style="none" fo:font-weight="normal" style:letter-kerning="true" style:font-name-asian="Microsoft YaHei" style:font-style-asian="normal" style:font-weight-asian="normal" style:font-name-complex="Mangal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font-size-asian="12pt" style:font-size-complex="12pt"/>
    </style:style>
    <style:style style:name="T4" style:family="text">
      <style:text-properties style:font-name="Symbol2" fo:font-size="16pt" style:font-name-asian="Symbol2" style:font-size-asian="16pt" style:font-name-complex="Symbol2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9.855cm" svg:height="4.788cm" svg:x="1.313cm" svg:y="1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9.289cm" svg:height="4.223cm" svg:x="1.597cm" svg:y="1.4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measure draw:style-name="gr2" draw:text-style-name="P2" draw:layer="measurelines" svg:x1="1.6cm" svg:y1="4.915cm" svg:x2="10.889cm" svg:y2="4.915cm">
          <text:p text:style-name="P2">a</text:p>
        </draw:measure>
        <draw:measure draw:style-name="gr3" draw:text-style-name="P2" draw:layer="measurelines" svg:x1="10.042cm" svg:y1="5.704cm" svg:x2="10.042cm" svg:y2="1.481cm">
          <text:p text:style-name="P2"><text:span text:style-name="T1">b</text:span></text:p>
        </draw:measure>
        <draw:frame draw:style-name="gr4" draw:text-style-name="P3" draw:layer="measurelines" svg:width="0.97cm" svg:height="0.899cm" draw:transform="rotate (1.5707963267949) translate (6cm 2.4cm)">
          <draw:text-box>
            <text:p text:style-name="P3"><text:span text:style-name="T2">S</text:span></text:p>
          </draw:text-box>
        </draw:frame>
        <draw:line draw:style-name="gr5" draw:text-style-name="P4" draw:layer="measurelines" svg:x1="1.5cm" svg:y1="5.7cm" svg:x2="0.7cm" svg:y2="6.7cm">
          <text:p/>
        </draw:line>
        <draw:frame draw:style-name="gr6" draw:text-style-name="P5" draw:layer="measurelines" svg:width="0.7cm" svg:height="0.882cm" draw:transform="rotate (0.872664625997165) translate (0cm 6.333cm)">
          <draw:text-box>
            <text:p text:style-name="P3"><text:span text:style-name="T2">R</text:span></text:p>
          </draw:text-box>
        </draw:frame>
        <draw:frame draw:style-name="gr7" draw:text-style-name="P7" draw:layer="measurelines" svg:width="0.751cm" svg:height="0.901cm" draw:transform="rotate (0.871966494296367) translate (8.727cm 2.775cm)">
          <draw:text-box>
            <text:p text:style-name="P6"><text:span text:style-name="T3">r</text:span></text:p>
          </draw:text-box>
        </draw:frame>
        <draw:line draw:style-name="gr8" draw:text-style-name="P4" draw:layer="measurelines" svg:x1="1.314cm" svg:y1="1.9cm" svg:x2="1.3cm" svg:y2="0.1cm">
          <text:p/>
        </draw:line>
        <draw:line draw:style-name="gr8" draw:text-style-name="P4" draw:layer="measurelines" svg:x1="2.014cm" svg:y1="1.2cm" svg:x2="0.2cm" svg:y2="1.2cm">
          <text:p/>
        </draw:line>
        <draw:line draw:style-name="gr9" draw:text-style-name="P4" draw:layer="measurelines" svg:x1="9.4cm" svg:y1="3.2cm" svg:x2="10.605cm" svg:y2="1.763cm">
          <text:p/>
        </draw:line>
        <draw:path draw:style-name="gr10" draw:text-style-name="P4" draw:layer="measurelines" svg:width="0.699cm" svg:height="0.699cm" svg:x="0.614cm" svg:y="0.5cm" svg:viewBox="0 0 700 700" svg:d="m0 700c0-300 300-700 700-700">
          <text:p/>
        </draw:path>
        <draw:frame draw:style-name="gr11" draw:text-style-name="P5" draw:layer="measurelines" svg:width="0.76cm" svg:height="0.941cm" draw:transform="rotate (0.785398163397448) translate (-0.103cm 0.437cm)">
          <draw:text-box>
            <text:p text:style-name="P3"><text:span text:style-name="T4"></text:span></text:p>
          </draw:text-box>
        </draw:frame>
        <draw:line draw:style-name="gr8" draw:text-style-name="P4" draw:layer="measurelines" svg:x1="2.16cm" svg:y1="5.985cm" svg:x2="2.441cm" svg:y2="5.704cm">
          <text:p/>
        </draw:line>
        <draw:line draw:style-name="gr8" draw:text-style-name="P4" draw:layer="measurelines" svg:x1="2.442cm" svg:y1="5.985cm" svg:x2="2.723cm" svg:y2="5.704cm">
          <text:p/>
        </draw:line>
        <draw:line draw:style-name="gr8" draw:text-style-name="P4" draw:layer="measurelines" svg:x1="1.879cm" svg:y1="5.985cm" svg:x2="2.16cm" svg:y2="5.704cm">
          <text:p/>
        </draw:line>
        <draw:line draw:style-name="gr8" draw:text-style-name="P4" draw:layer="measurelines" svg:x1="3.005cm" svg:y1="5.985cm" svg:x2="3.286cm" svg:y2="5.704cm">
          <text:p/>
        </draw:line>
        <draw:line draw:style-name="gr8" draw:text-style-name="P4" draw:layer="measurelines" svg:x1="3.286cm" svg:y1="5.985cm" svg:x2="3.567cm" svg:y2="5.704cm">
          <text:p/>
        </draw:line>
        <draw:line draw:style-name="gr8" draw:text-style-name="P4" draw:layer="measurelines" svg:x1="2.723cm" svg:y1="5.985cm" svg:x2="3.004cm" svg:y2="5.704cm">
          <text:p/>
        </draw:line>
        <draw:line draw:style-name="gr8" draw:text-style-name="P4" draw:layer="measurelines" svg:x1="3.849cm" svg:y1="5.985cm" svg:x2="4.13cm" svg:y2="5.704cm">
          <text:p/>
        </draw:line>
        <draw:line draw:style-name="gr8" draw:text-style-name="P4" draw:layer="measurelines" svg:x1="4.131cm" svg:y1="5.985cm" svg:x2="4.412cm" svg:y2="5.704cm">
          <text:p/>
        </draw:line>
        <draw:line draw:style-name="gr8" draw:text-style-name="P4" draw:layer="measurelines" svg:x1="3.568cm" svg:y1="5.985cm" svg:x2="3.849cm" svg:y2="5.704cm">
          <text:p/>
        </draw:line>
        <draw:line draw:style-name="gr8" draw:text-style-name="P4" draw:layer="measurelines" svg:x1="4.694cm" svg:y1="5.985cm" svg:x2="4.975cm" svg:y2="5.704cm">
          <text:p/>
        </draw:line>
        <draw:line draw:style-name="gr8" draw:text-style-name="P4" draw:layer="measurelines" svg:x1="4.975cm" svg:y1="5.985cm" svg:x2="5.256cm" svg:y2="5.704cm">
          <text:p/>
        </draw:line>
        <draw:line draw:style-name="gr8" draw:text-style-name="P4" draw:layer="measurelines" svg:x1="4.412cm" svg:y1="5.985cm" svg:x2="4.693cm" svg:y2="5.704cm">
          <text:p/>
        </draw:line>
        <draw:line draw:style-name="gr8" draw:text-style-name="P4" draw:layer="measurelines" svg:x1="5.538cm" svg:y1="5.985cm" svg:x2="5.819cm" svg:y2="5.704cm">
          <text:p/>
        </draw:line>
        <draw:line draw:style-name="gr8" draw:text-style-name="P4" draw:layer="measurelines" svg:x1="5.82cm" svg:y1="5.985cm" svg:x2="6.101cm" svg:y2="5.704cm">
          <text:p/>
        </draw:line>
        <draw:line draw:style-name="gr8" draw:text-style-name="P4" draw:layer="measurelines" svg:x1="5.257cm" svg:y1="5.985cm" svg:x2="5.538cm" svg:y2="5.704cm">
          <text:p/>
        </draw:line>
        <draw:line draw:style-name="gr8" draw:text-style-name="P4" draw:layer="measurelines" svg:x1="6.382cm" svg:y1="5.985cm" svg:x2="6.663cm" svg:y2="5.704cm">
          <text:p/>
        </draw:line>
        <draw:line draw:style-name="gr8" draw:text-style-name="P4" draw:layer="measurelines" svg:x1="6.664cm" svg:y1="5.985cm" svg:x2="6.945cm" svg:y2="5.704cm">
          <text:p/>
        </draw:line>
        <draw:line draw:style-name="gr8" draw:text-style-name="P4" draw:layer="measurelines" svg:x1="6.101cm" svg:y1="5.985cm" svg:x2="6.382cm" svg:y2="5.704cm">
          <text:p/>
        </draw:line>
        <draw:line draw:style-name="gr8" draw:text-style-name="P4" draw:layer="measurelines" svg:x1="6.945cm" svg:y1="5.985cm" svg:x2="7.226cm" svg:y2="5.704cm">
          <text:p/>
        </draw:line>
        <draw:line draw:style-name="gr8" draw:text-style-name="P4" draw:layer="measurelines" svg:x1="7.227cm" svg:y1="5.985cm" svg:x2="7.508cm" svg:y2="5.704cm">
          <text:p/>
        </draw:line>
        <draw:line draw:style-name="gr8" draw:text-style-name="P4" draw:layer="measurelines" svg:x1="7.79cm" svg:y1="5.985cm" svg:x2="8.071cm" svg:y2="5.704cm">
          <text:p/>
        </draw:line>
        <draw:line draw:style-name="gr8" draw:text-style-name="P4" draw:layer="measurelines" svg:x1="8.071cm" svg:y1="5.985cm" svg:x2="8.352cm" svg:y2="5.704cm">
          <text:p/>
        </draw:line>
        <draw:line draw:style-name="gr8" draw:text-style-name="P4" draw:layer="measurelines" svg:x1="7.508cm" svg:y1="5.985cm" svg:x2="7.789cm" svg:y2="5.704cm">
          <text:p/>
        </draw:line>
        <draw:line draw:style-name="gr8" draw:text-style-name="P4" draw:layer="measurelines" svg:x1="8.634cm" svg:y1="5.985cm" svg:x2="8.915cm" svg:y2="5.704cm">
          <text:p/>
        </draw:line>
        <draw:line draw:style-name="gr8" draw:text-style-name="P4" draw:layer="measurelines" svg:x1="8.916cm" svg:y1="5.985cm" svg:x2="9.197cm" svg:y2="5.704cm">
          <text:p/>
        </draw:line>
        <draw:line draw:style-name="gr8" draw:text-style-name="P4" draw:layer="measurelines" svg:x1="8.353cm" svg:y1="5.985cm" svg:x2="8.634cm" svg:y2="5.704cm">
          <text:p/>
        </draw:line>
        <draw:line draw:style-name="gr8" draw:text-style-name="P4" draw:layer="measurelines" svg:x1="9.479cm" svg:y1="5.985cm" svg:x2="9.76cm" svg:y2="5.704cm">
          <text:p/>
        </draw:line>
        <draw:line draw:style-name="gr8" draw:text-style-name="P4" draw:layer="measurelines" svg:x1="9.76cm" svg:y1="5.985cm" svg:x2="10.041cm" svg:y2="5.704cm">
          <text:p/>
        </draw:line>
        <draw:line draw:style-name="gr8" draw:text-style-name="P4" draw:layer="measurelines" svg:x1="9.197cm" svg:y1="5.985cm" svg:x2="9.478cm" svg:y2="5.704cm">
          <text:p/>
        </draw:line>
        <draw:line draw:style-name="gr8" draw:text-style-name="P4" draw:layer="measurelines" svg:x1="2.16cm" svg:y1="1.481cm" svg:x2="2.441cm" svg:y2="1.2cm">
          <text:p/>
        </draw:line>
        <draw:line draw:style-name="gr8" draw:text-style-name="P4" draw:layer="measurelines" svg:x1="2.442cm" svg:y1="1.481cm" svg:x2="2.723cm" svg:y2="1.2cm">
          <text:p/>
        </draw:line>
        <draw:line draw:style-name="gr8" draw:text-style-name="P4" draw:layer="measurelines" svg:x1="3.005cm" svg:y1="1.481cm" svg:x2="3.286cm" svg:y2="1.2cm">
          <text:p/>
        </draw:line>
        <draw:line draw:style-name="gr8" draw:text-style-name="P4" draw:layer="measurelines" svg:x1="3.286cm" svg:y1="1.481cm" svg:x2="3.567cm" svg:y2="1.2cm">
          <text:p/>
        </draw:line>
        <draw:line draw:style-name="gr8" draw:text-style-name="P4" draw:layer="measurelines" svg:x1="2.723cm" svg:y1="1.481cm" svg:x2="3.004cm" svg:y2="1.2cm">
          <text:p/>
        </draw:line>
        <draw:line draw:style-name="gr8" draw:text-style-name="P4" draw:layer="measurelines" svg:x1="3.849cm" svg:y1="1.481cm" svg:x2="4.13cm" svg:y2="1.2cm">
          <text:p/>
        </draw:line>
        <draw:line draw:style-name="gr8" draw:text-style-name="P4" draw:layer="measurelines" svg:x1="4.131cm" svg:y1="1.481cm" svg:x2="4.412cm" svg:y2="1.2cm">
          <text:p/>
        </draw:line>
        <draw:line draw:style-name="gr8" draw:text-style-name="P4" draw:layer="measurelines" svg:x1="3.568cm" svg:y1="1.481cm" svg:x2="3.849cm" svg:y2="1.2cm">
          <text:p/>
        </draw:line>
        <draw:line draw:style-name="gr8" draw:text-style-name="P4" draw:layer="measurelines" svg:x1="4.694cm" svg:y1="1.481cm" svg:x2="4.975cm" svg:y2="1.2cm">
          <text:p/>
        </draw:line>
        <draw:line draw:style-name="gr8" draw:text-style-name="P4" draw:layer="measurelines" svg:x1="4.975cm" svg:y1="1.481cm" svg:x2="5.256cm" svg:y2="1.2cm">
          <text:p/>
        </draw:line>
        <draw:line draw:style-name="gr8" draw:text-style-name="P4" draw:layer="measurelines" svg:x1="4.412cm" svg:y1="1.481cm" svg:x2="4.693cm" svg:y2="1.2cm">
          <text:p/>
        </draw:line>
        <draw:line draw:style-name="gr8" draw:text-style-name="P4" draw:layer="measurelines" svg:x1="5.538cm" svg:y1="1.481cm" svg:x2="5.819cm" svg:y2="1.2cm">
          <text:p/>
        </draw:line>
        <draw:line draw:style-name="gr8" draw:text-style-name="P4" draw:layer="measurelines" svg:x1="5.82cm" svg:y1="1.481cm" svg:x2="6.101cm" svg:y2="1.2cm">
          <text:p/>
        </draw:line>
        <draw:line draw:style-name="gr8" draw:text-style-name="P4" draw:layer="measurelines" svg:x1="5.257cm" svg:y1="1.481cm" svg:x2="5.538cm" svg:y2="1.2cm">
          <text:p/>
        </draw:line>
        <draw:line draw:style-name="gr8" draw:text-style-name="P4" draw:layer="measurelines" svg:x1="6.382cm" svg:y1="1.481cm" svg:x2="6.663cm" svg:y2="1.2cm">
          <text:p/>
        </draw:line>
        <draw:line draw:style-name="gr8" draw:text-style-name="P4" draw:layer="measurelines" svg:x1="6.664cm" svg:y1="1.481cm" svg:x2="6.945cm" svg:y2="1.2cm">
          <text:p/>
        </draw:line>
        <draw:line draw:style-name="gr8" draw:text-style-name="P4" draw:layer="measurelines" svg:x1="6.101cm" svg:y1="1.481cm" svg:x2="6.382cm" svg:y2="1.2cm">
          <text:p/>
        </draw:line>
        <draw:line draw:style-name="gr8" draw:text-style-name="P4" draw:layer="measurelines" svg:x1="6.945cm" svg:y1="1.481cm" svg:x2="7.226cm" svg:y2="1.2cm">
          <text:p/>
        </draw:line>
        <draw:line draw:style-name="gr8" draw:text-style-name="P4" draw:layer="measurelines" svg:x1="7.227cm" svg:y1="1.481cm" svg:x2="7.508cm" svg:y2="1.2cm">
          <text:p/>
        </draw:line>
        <draw:line draw:style-name="gr8" draw:text-style-name="P4" draw:layer="measurelines" svg:x1="7.79cm" svg:y1="1.481cm" svg:x2="8.071cm" svg:y2="1.2cm">
          <text:p/>
        </draw:line>
        <draw:line draw:style-name="gr8" draw:text-style-name="P4" draw:layer="measurelines" svg:x1="8.071cm" svg:y1="1.481cm" svg:x2="8.352cm" svg:y2="1.2cm">
          <text:p/>
        </draw:line>
        <draw:line draw:style-name="gr8" draw:text-style-name="P4" draw:layer="measurelines" svg:x1="7.508cm" svg:y1="1.481cm" svg:x2="7.789cm" svg:y2="1.2cm">
          <text:p/>
        </draw:line>
        <draw:line draw:style-name="gr8" draw:text-style-name="P4" draw:layer="measurelines" svg:x1="8.634cm" svg:y1="1.481cm" svg:x2="8.915cm" svg:y2="1.2cm">
          <text:p/>
        </draw:line>
        <draw:line draw:style-name="gr8" draw:text-style-name="P4" draw:layer="measurelines" svg:x1="8.916cm" svg:y1="1.481cm" svg:x2="9.197cm" svg:y2="1.2cm">
          <text:p/>
        </draw:line>
        <draw:line draw:style-name="gr8" draw:text-style-name="P4" draw:layer="measurelines" svg:x1="8.353cm" svg:y1="1.481cm" svg:x2="8.634cm" svg:y2="1.2cm">
          <text:p/>
        </draw:line>
        <draw:line draw:style-name="gr8" draw:text-style-name="P4" draw:layer="measurelines" svg:x1="9.479cm" svg:y1="1.481cm" svg:x2="9.76cm" svg:y2="1.2cm">
          <text:p/>
        </draw:line>
        <draw:line draw:style-name="gr8" draw:text-style-name="P4" draw:layer="measurelines" svg:x1="9.76cm" svg:y1="1.481cm" svg:x2="10.041cm" svg:y2="1.2cm">
          <text:p/>
        </draw:line>
        <draw:line draw:style-name="gr8" draw:text-style-name="P4" draw:layer="measurelines" svg:x1="9.197cm" svg:y1="1.481cm" svg:x2="9.478cm" svg:y2="1.2cm">
          <text:p/>
        </draw:line>
        <draw:line draw:style-name="gr8" draw:text-style-name="P4" draw:layer="measurelines" svg:x1="10.323cm" svg:y1="5.985cm" svg:x2="11.167cm" svg:y2="5.141cm">
          <text:p/>
        </draw:line>
        <draw:line draw:style-name="gr8" draw:text-style-name="P4" draw:layer="measurelines" svg:x1="10.605cm" svg:y1="5.985cm" svg:x2="10.886cm" svg:y2="5.704cm">
          <text:p/>
        </draw:line>
        <draw:line draw:style-name="gr8" draw:text-style-name="P4" draw:layer="measurelines" svg:x1="10.042cm" svg:y1="5.985cm" svg:x2="10.323cm" svg:y2="5.704cm">
          <text:p/>
        </draw:line>
        <draw:line draw:style-name="gr8" draw:text-style-name="P4" draw:layer="measurelines" svg:x1="10.886cm" svg:y1="4.859cm" svg:x2="11.167cm" svg:y2="4.578cm">
          <text:p/>
        </draw:line>
        <draw:line draw:style-name="gr8" draw:text-style-name="P4" draw:layer="measurelines" svg:x1="10.886cm" svg:y1="4.577cm" svg:x2="11.167cm" svg:y2="4.296cm">
          <text:p/>
        </draw:line>
        <draw:line draw:style-name="gr8" draw:text-style-name="P4" draw:layer="measurelines" svg:x1="10.886cm" svg:y1="4.296cm" svg:x2="11.167cm" svg:y2="4.015cm">
          <text:p/>
        </draw:line>
        <draw:line draw:style-name="gr8" draw:text-style-name="P4" draw:layer="measurelines" svg:x1="10.886cm" svg:y1="4.014cm" svg:x2="11.167cm" svg:y2="3.733cm">
          <text:p/>
        </draw:line>
        <draw:line draw:style-name="gr8" draw:text-style-name="P4" draw:layer="measurelines" svg:x1="10.886cm" svg:y1="3.733cm" svg:x2="11.167cm" svg:y2="3.452cm">
          <text:p/>
        </draw:line>
        <draw:line draw:style-name="gr8" draw:text-style-name="P4" draw:layer="measurelines" svg:x1="10.886cm" svg:y1="3.451cm" svg:x2="11.167cm" svg:y2="3.17cm">
          <text:p/>
        </draw:line>
        <draw:line draw:style-name="gr8" draw:text-style-name="P4" draw:layer="measurelines" svg:x1="10.886cm" svg:y1="3.17cm" svg:x2="11.167cm" svg:y2="2.889cm">
          <text:p/>
        </draw:line>
        <draw:line draw:style-name="gr8" draw:text-style-name="P4" draw:layer="measurelines" svg:x1="10.886cm" svg:y1="2.888cm" svg:x2="11.167cm" svg:y2="2.607cm">
          <text:p/>
        </draw:line>
        <draw:line draw:style-name="gr8" draw:text-style-name="P4" draw:layer="measurelines" svg:x1="10.886cm" svg:y1="2.607cm" svg:x2="11.167cm" svg:y2="2.326cm">
          <text:p/>
        </draw:line>
        <draw:line draw:style-name="gr8" draw:text-style-name="P4" draw:layer="measurelines" svg:x1="10.886cm" svg:y1="2.325cm" svg:x2="11.167cm" svg:y2="2.044cm">
          <text:p/>
        </draw:line>
        <draw:line draw:style-name="gr8" draw:text-style-name="P4" draw:layer="measurelines" svg:x1="10.886cm" svg:y1="2.044cm" svg:x2="11.167cm" svg:y2="1.763cm">
          <text:p/>
        </draw:line>
        <draw:line draw:style-name="gr8" draw:text-style-name="P4" draw:layer="measurelines" svg:x1="10.605cm" svg:y1="1.762cm" svg:x2="10.886cm" svg:y2="1.481cm">
          <text:p/>
        </draw:line>
        <draw:line draw:style-name="gr8" draw:text-style-name="P4" draw:layer="measurelines" svg:x1="10.886cm" svg:y1="5.14cm" svg:x2="11.167cm" svg:y2="4.859cm">
          <text:p/>
        </draw:line>
        <draw:line draw:style-name="gr8" draw:text-style-name="P4" draw:layer="measurelines" svg:x1="1.316cm" svg:y1="5.14cm" svg:x2="1.597cm" svg:y2="4.859cm">
          <text:p/>
        </draw:line>
        <draw:line draw:style-name="gr8" draw:text-style-name="P4" draw:layer="measurelines" svg:x1="1.316cm" svg:y1="4.859cm" svg:x2="1.597cm" svg:y2="4.578cm">
          <text:p/>
        </draw:line>
        <draw:line draw:style-name="gr8" draw:text-style-name="P4" draw:layer="measurelines" svg:x1="1.316cm" svg:y1="4.577cm" svg:x2="1.597cm" svg:y2="4.296cm">
          <text:p/>
        </draw:line>
        <draw:line draw:style-name="gr8" draw:text-style-name="P4" draw:layer="measurelines" svg:x1="1.316cm" svg:y1="4.296cm" svg:x2="1.597cm" svg:y2="4.015cm">
          <text:p/>
        </draw:line>
        <draw:line draw:style-name="gr8" draw:text-style-name="P4" draw:layer="measurelines" svg:x1="1.316cm" svg:y1="4.014cm" svg:x2="1.597cm" svg:y2="3.733cm">
          <text:p/>
        </draw:line>
        <draw:line draw:style-name="gr8" draw:text-style-name="P4" draw:layer="measurelines" svg:x1="1.316cm" svg:y1="3.733cm" svg:x2="1.597cm" svg:y2="3.452cm">
          <text:p/>
        </draw:line>
        <draw:line draw:style-name="gr8" draw:text-style-name="P4" draw:layer="measurelines" svg:x1="1.316cm" svg:y1="3.451cm" svg:x2="1.597cm" svg:y2="3.17cm">
          <text:p/>
        </draw:line>
        <draw:line draw:style-name="gr8" draw:text-style-name="P4" draw:layer="measurelines" svg:x1="1.316cm" svg:y1="3.17cm" svg:x2="1.597cm" svg:y2="2.889cm">
          <text:p/>
        </draw:line>
        <draw:line draw:style-name="gr8" draw:text-style-name="P4" draw:layer="measurelines" svg:x1="1.316cm" svg:y1="2.888cm" svg:x2="1.597cm" svg:y2="2.607cm">
          <text:p/>
        </draw:line>
        <draw:line draw:style-name="gr8" draw:text-style-name="P4" draw:layer="measurelines" svg:x1="1.316cm" svg:y1="2.607cm" svg:x2="1.597cm" svg:y2="2.326cm">
          <text:p/>
        </draw:line>
        <draw:line draw:style-name="gr8" draw:text-style-name="P4" draw:layer="measurelines" svg:x1="1.316cm" svg:y1="2.325cm" svg:x2="1.597cm" svg:y2="2.044cm">
          <text:p/>
        </draw:line>
        <draw:line draw:style-name="gr8" draw:text-style-name="P4" draw:layer="measurelines" svg:x1="1.316cm" svg:y1="2.044cm" svg:x2="2.16cm" svg:y2="1.2cm">
          <text:p/>
        </draw:line>
        <draw:line draw:style-name="gr8" draw:text-style-name="P4" draw:layer="measurelines" svg:x1="1.316cm" svg:y1="5.422cm" svg:x2="1.597cm" svg:y2="5.141cm">
          <text:p/>
        </draw:line>
        <draw:line draw:style-name="gr8" draw:text-style-name="P4" draw:layer="measurelines" svg:x1="1.597cm" svg:y1="5.703cm" svg:x2="1.878cm" svg:y2="5.422cm">
          <text:p/>
        </draw:line>
        <draw:line draw:style-name="gr8" draw:text-style-name="P4" draw:layer="measurelines" svg:x1="10.042cm" svg:y1="1.481cm" svg:x2="10.323cm" svg:y2="1.2cm">
          <text:p/>
        </draw:line>
        <draw:line draw:style-name="gr8" draw:text-style-name="P4" draw:layer="measurelines" svg:x1="10.323cm" svg:y1="1.481cm" svg:x2="10.604cm" svg:y2="1.2cm">
          <text:p/>
        </draw:line>
        <draw:line draw:style-name="gr5" draw:text-style-name="P4" draw:layer="layout" svg:x1="6.8cm" svg:y1="1.5cm" svg:x2="6.8cm" svg:y2="2.2cm">
          <text:p/>
        </draw:line>
        <draw:line draw:style-name="gr5" draw:text-style-name="P4" draw:layer="layout" svg:x1="6.8cm" svg:y1="1.2cm" svg:x2="6.8cm" svg:y2="0.5cm">
          <text:p/>
        </draw:line>
        <draw:line draw:style-name="gr8" draw:text-style-name="P4" draw:layer="layout" svg:x1="6.8cm" svg:y1="1.5cm" svg:x2="6.8cm" svg:y2="1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1" svg:font-family="Symbol" style:font-charset="x-symbol"/>
    <style:font-face style:name="Symbol2" svg:font-family="Symbol" style:font-adornments="Обычный" style:font-charset="x-symbol"/>
    <style:font-face style:name="Arial2" svg:font-family="Arial" style:font-pitch="variable" style:font-charset="x-symbol"/>
    <style:font-face style:name="Mangal2" svg:font-family="Mangal" style:font-pitch="variable" style:font-charset="x-symbol"/>
    <style:font-face style:name="Microsoft YaHei2" svg:font-family="'Microsoft YaHei'" style:font-pitch="variable" style:font-charset="x-symbol"/>
    <style:font-face style:name="Symbol" svg:font-family="Symbol" style:font-pitch="variable" style:font-charset="x-symbol"/>
    <style:font-face style:name="Arial1" svg:font-family="Arial" style:font-family-generic="roman" style:font-pitch="variable" style:font-charset="x-symbol"/>
    <style:font-face style:name="Mangal1" svg:font-family="Mangal" style:font-family-generic="system" style:font-pitch="variable" style:font-charset="x-symbol"/>
    <style:font-face style:name="Microsoft YaHei1" svg:font-family="'Microsoft YaHei'" style:font-family-generic="system" style:font-pitch="variable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="Arrow_20_concave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svg:stroke-linecap="round" draw:fill="none" draw:fill-gradient-name="Gradient_20_7" draw:fill-hatch-name="Hatching_20_1" draw:fill-image-name="Bitmape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_20_concave" draw:marker-start-width="0.2cm" draw:marker-end="Arrow_20_concave" draw:marker-end-width="0.2cm" draw:fill="none" draw:fill-gradient-name="Gradient_20_7" draw:fill-hatch-name="Hatching_20_1" draw:fill-image-name="Bitmape_20_1" draw:fill-image-width="0cm" draw:fill-image-height="0cm" draw:textarea-vertical-align="top" draw:measure-align="inside" draw:measure-vertical-align="below" draw:show-unit="fals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16T17:56:29.303000000</meta:creation-date>
    <dc:date>2013-11-16T19:17:35.518000000</dc:date>
    <meta:editing-duration>PT29M39S</meta:editing-duration>
    <meta:editing-cycles>5</meta:editing-cycles>
    <meta:generator>LibreOffice/4.1.3.2$Windows_x86 LibreOffice_project/70feb7d99726f064edab4605a8ab840c50ec57a</meta:generator>
    <meta:document-statistic meta:object-count="105"/>
  </office:meta>
</office:document-meta>
</file>